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3pt" fo:language="el" fo:country="GR" style:font-size-asian="13pt" style:font-size-complex="13pt"/>
    </style:style>
    <style:style style:name="P2" style:family="paragraph" style:parent-style-name="Standard">
      <style:text-properties fo:color="#000000" style:font-name="Calibri" fo:font-size="13pt" fo:language="el" fo:country="GR" fo:font-weight="bold" style:font-size-asian="13pt" style:font-weight-asian="bold" style:font-size-complex="13pt" style:font-weight-complex="bold"/>
    </style:style>
    <style:style style:name="P3" style:family="paragraph" style:parent-style-name="Standard">
      <style:text-properties fo:color="#000000" style:font-name="Calibri" fo:font-size="13pt" fo:language="en" fo:country="US" style:font-size-asian="13pt" style:font-size-complex="13pt"/>
    </style:style>
    <style:style style:name="P4" style:family="paragraph" style:parent-style-name="Standard">
      <style:text-properties style:font-name="Calibri" fo:font-size="13pt" fo:language="el" fo:country="GR" style:font-size-asian="13pt" style:font-size-complex="13pt"/>
    </style:style>
    <style:style style:name="P5" style:family="paragraph" style:parent-style-name="Standard">
      <style:text-properties style:font-name="Calibri" fo:font-size="13pt" fo:language="en" fo:country="US" style:font-size-asian="13pt" style:font-size-complex="13pt"/>
    </style:style>
    <style:style style:name="P6" style:family="paragraph" style:parent-style-name="Standard">
      <style:paragraph-properties fo:text-align="start" style:justify-single-word="false"/>
      <style:text-properties style:font-name="Calibri" fo:font-size="13pt" fo:language="en" fo:country="US" style:font-size-asian="13pt" style:font-size-complex="13pt"/>
    </style:style>
    <style:style style:name="P7" style:family="paragraph" style:parent-style-name="Standard">
      <style:text-properties style:font-name="Calibri" fo:font-size="13pt" fo:language="en" fo:country="US" fo:font-style="italic" style:text-underline-style="none" style:font-size-asian="13pt" style:font-style-asian="italic" style:font-size-complex="13pt" style:font-style-complex="italic"/>
    </style:style>
    <style:style style:name="P8" style:family="paragraph" style:parent-style-name="Standard">
      <style:paragraph-properties fo:text-align="start" style:justify-single-word="false"/>
      <style:text-properties style:font-name="Calibri" fo:font-size="13pt" fo:language="en" fo:country="US"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Calibri" fo:font-size="16pt" fo:language="el" fo:country="GR" style:font-size-asian="16pt" style:font-size-complex="16pt"/>
    </style:style>
    <style:style style:name="P10" style:family="paragraph" style:parent-style-name="Standard">
      <style:paragraph-properties fo:margin-left="0cm" fo:margin-right="0cm" fo:text-indent="0cm" style:auto-text-indent="false"/>
      <style:text-properties fo:color="#000000" style:font-name="Calibri" fo:font-size="13pt" fo:language="en" fo:country="US" fo:font-style="normal" style:text-underline-style="none" fo:font-weight="bold" style:font-size-asian="13pt" style:font-style-asian="normal" style:font-weight-asian="bold" style:font-size-complex="13pt" style:font-style-complex="normal" style:font-weight-complex="bold"/>
    </style:style>
    <style:style style:name="P11" style:family="paragraph" style:parent-style-name="Standard" style:list-style-name="L1">
      <style:text-properties style:font-name="Calibri" fo:font-size="13pt" fo:language="en" fo:country="US" style:font-size-asian="13pt" style:font-size-complex="13pt"/>
    </style:style>
    <style:style style:name="P12" style:family="paragraph" style:parent-style-name="Standard" style:list-style-name="L2">
      <style:text-properties style:font-name="Calibri" fo:font-size="13pt" fo:language="en" fo:country="US" style:font-size-asian="13pt" style:font-size-complex="13pt"/>
    </style:style>
    <style:style style:name="P13" style:family="paragraph" style:parent-style-name="Standard" style:list-style-name="L3">
      <style:text-properties fo:color="#000000" style:font-name="Calibri" fo:font-size="13pt" fo:language="el" fo:country="GR" style:font-size-asian="13pt" style:font-size-complex="13pt"/>
    </style:style>
    <style:style style:name="P14" style:family="paragraph" style:parent-style-name="Standard" style:list-style-name="L4">
      <style:text-properties fo:color="#000000" style:font-name="Calibri" fo:font-size="13pt" fo:language="el" fo:country="GR" style:font-size-asian="13pt" style:font-size-complex="13pt"/>
    </style:style>
    <style:style style:name="P15" style:family="paragraph" style:parent-style-name="Standard" style:list-style-name="L5">
      <style:text-properties fo:color="#000000" style:font-name="Calibri" fo:font-size="13pt" fo:language="en" fo:country="US" style:font-size-asian="13pt" style:font-size-complex="13pt"/>
    </style:style>
    <style:style style:name="T1" style:family="text">
      <style:text-properties fo:language="en" fo:country="US"/>
    </style:style>
    <style:style style:name="T2" style:family="text">
      <style:text-properties fo:color="#000000"/>
    </style:style>
    <style:style style:name="T3" style:family="text">
      <style:text-properties fo:color="#000000" fo:language="en" fo:country="US"/>
    </style:style>
    <style:style style:name="T4" style:family="text">
      <style:text-properties fo:color="#000000" style:font-name="Calibri" fo:font-size="13pt" fo:language="el" fo:country="GR" style:font-size-asian="13pt" style:font-size-complex="13pt"/>
    </style:style>
    <style:style style:name="T5" style:family="text">
      <style:text-properties fo:color="#000000" style:font-name="Calibri" fo:font-size="13pt" fo:language="el" fo:country="GR" style:text-underline-style="none" style:font-size-asian="13pt" style:font-size-complex="13pt"/>
    </style:style>
    <style:style style:name="T6" style:family="text">
      <style:text-properties fo:color="#000000" style:font-name="Calibri" fo:font-size="13pt" fo:language="en" fo:country="US" style:font-size-asian="13pt" style:font-size-complex="13pt"/>
    </style:style>
    <style:style style:name="T7" style:family="text">
      <style:text-properties fo:color="#000000" style:font-name="Calibri" fo:font-size="13pt" fo:language="en" fo:country="US" style:text-underline-style="none" style:font-size-asian="13pt" style:font-size-complex="13pt"/>
    </style:style>
    <style:style style:name="T8" style:family="text">
      <style:text-properties style:font-name="Calibri" fo:font-size="13pt" fo:language="en" fo:country="US" style:font-size-asian="13pt" style:font-size-complex="13pt"/>
    </style:style>
    <style:style style:name="T9" style:family="text">
      <style:text-properties style:font-name="Consolas" fo:font-size="12pt" style:text-underline-style="none" style:font-size-asian="12pt" style:font-size-complex="12pt"/>
    </style:style>
    <style:style style:name="T10" style:family="text">
      <style:text-properties fo:language="el" fo:country="G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Οραση Υπολογιστών</text:p>
      <text:p text:style-name="P4"/>
      <text:p text:style-name="P4">Εργασία 3</text:p>
      <text:p text:style-name="P4"/>
      <text:p text:style-name="P4">Γιώργος Μπαμπατζέλιος, <text:span text:style-name="T1">57321</text:span></text:p>
      <text:p text:style-name="P4"/>
      <text:p text:style-name="P7">Στόχος εργασίας: Ταξινόμηση εικόνων διαφορετικών κλάσεων.</text:p>
      <text:p text:style-name="P5"/>
      <text:p text:style-name="P5">Για την καλύτερη οργάνωση και κατανόηση της διαδικασίας χώρισα την εργασία σε μερικά κομμάτια κώδικα τα οποία ανήκουν στα εξής αρχεία (με σειρά εκτέλεσης) και θα αναλύσω στη συνέχεια: 0Vocabulary_maker.py, 1Index_maker.py, 2Create_test_index.py, 3KNN_manual.py, 4SVM.py</text:p>
      <text:p text:style-name="P5">Τα αποτελέσματα του κώδικα τις ακρίβειας των μοντέλων είναι ενδεικτικά σε αρχεία txt με ονόματα: knn-opencv-results,knn-manual-results,svm_results λόγω αργής εκτέλεσης του κώδικά (κυρίως του 4SVM.py). Το αρχείο με όνομα knn-opencv-results έχει τα αποτελέσματα τις αξιολόγησης του KNN αλγορίθμου που προσφέρει opencv.</text:p>
      <text:p text:style-name="P4">Τα ζητούμενα της εργασίας δίνονται στα εξής κομμάτια του κώδικα:</text:p>
      <text:p text:style-name="P4">1ο : 0<text:span text:style-name="T1">Vocabulary_maker.py</text:span></text:p>
      <text:p text:style-name="P4"><text:span text:style-name="T1">2o : 1Index_maker.py </text:span>συνάρτηση <text:span text:style-name="T1">images_histogram(vocabulary, img, kp)</text:span></text:p>
      <text:p text:style-name="P4">3α,4 : 3<text:span text:style-name="T1">KNN_manual.py</text:span></text:p>
      <text:p text:style-name="P4"><text:span text:style-name="T1">3</text:span>β,4 : 4<text:span text:style-name="T1">SVM.py</text:span></text:p>
      <text:p text:style-name="P5"/>
      <text:p text:style-name="P5"/>
      <text:p text:style-name="P8">0Vocabulary_maker.py, Παραγωγή οπτικών λεξικών. </text:p>
      <text:p text:style-name="P8"/>
      <text:p text:style-name="P6">Για κάθε αρχείο, κάθε φακέλου που περιέχει αρχεία προς εκπαίδευση δημιουργούμε ένα πίνακα με τους περιγραφείς της εικόνας βάση του αλγορίθμου SIFT (συνάρτηση extract_local_features) και συνενώνουμε αυτόν τον πίνακα με έναν πίνακα που περιέχει το σύνολο όλων των πινάκων <text:s/>που έχουν παραχθεί. Το αποτέλεσμα είναι ένας πίνακας ,έστω train_descs, με σειρές τόσες όσο και το άθροισμα όλων των εικόνων που περιέχονται στους φακέλους εκπαίδευσης και στήλες όσες οι τιμές που δίνει ο περιγραφέας δηλαδή ο SIFT στην προκείμενη περίπτωση άρα 128 στήλες. Ουσιαστικά ανάγουμε όλες τις εικόνες εκπαίδευσης στον χώρο περιγραφέα (descriptor space) που στην περίπτωσή μας είναι 128 διαστάσεων. Στην συνέχεια, μέσω της συνάρτησης BOWKMeansTrainer της opencv εισάγουμε σαν όρισμα πόσες ομάδες θέλουμε να βρούμε (1ο όρισμα) και μας επιστρέφει ένα αντικείμενο τύπου BOWKMeansTrainer από το οποίο εξάγουμε τα κέντρα των ομάδων (clusters) με την μέθοδο .cluster(train_descs) όπου το όρισμα <text:span text:style-name="T10">είναι </text:span>ο πίνακας της προηγούμενης διαδικασίας με τα δεδομένα του να είναι τύπου float32. Ο τρόπος που το κάνει είναι μέσω του αλγορίθμου Kmeans όπου για τυχαία αρχικά k clusters (κέντρα) βρίσκει τις ευκλείδειες αποστάσεις από τα υπόλοιπα σημεία στον descriptor space και μετά από επαναλήψεις βελτιστοποιεί την επιλογή των κέντρων. Το κέντρο ενός cluster αναπαριστά την εικονική λέξη (visual word). Δημιούργησα 5 διαφορετικά λεξικά για 10, 50, 100, 200, 500 συνολικά cluster (ή visual words) και τα αποθήκευσα στον φάκελο vocabulary.</text:p>
      <text:p text:style-name="P6"/>
      <text:p text:style-name="P6"><text:soft-page-break/></text:p>
      <text:p text:style-name="P8">1Index_maker.py, Παραγωγή των δεδομένων για εκπαίδευση.</text:p>
      <text:p text:style-name="P8"/>
      <text:p text:style-name="Standard"><text:span text:style-name="T8">Έχοντας δημιουργήσει το λεξικό είμαστε σε θέση να δημιουργήσουμε και τα τελικά δεδομένα για εκπαίδευση. Ουσιαστικά θα μετατρέψουμε κάθε εικόνα εκπαίδευσης σε ένα διάγραμμα ιστογράμματος (histogram) το οποίο θα είναι μοναδικό για κάθε εικόνα </text:span><text:span text:style-name="T8">και θα την χαρακτηρίζει και θα αποθηκεύσω τα αποτελέσματα στον φάκελο index_train. Για τον σκοπό αυτό χρησιμοποιώ δύο συναρτήσεις, την index_creator και την images_histogram.</text:span></text:p>
      <text:list xml:id="list786653458068618279" text:style-name="L1">
        <text:list-item>
          <text:p text:style-name="P11"><text:span text:style-name="T9">Index_creator(vocabulary, train_folders)</text:span>:</text:p>
        </text:list-item>
      </text:list>
      <text:p text:style-name="P5">Εφαρμόζω μια επαναληπτική δομή για κάθε φάκελο εικόνων και για κάθε εικόνα. Εξάγω τα σημεία ενδιαφέροντος της κάθε εικόνας, δημιουργώ το ιστόγραμμα της και το εισάγω σε ένα πίνακα με όλα τα ιστογράμματα που έχω παράξει την δεδομένη στιγμή (με παρόμοιο τρόπο όπως το train_descs). Ο τελικός πίνακας έστω bow_descs θα έχει σειρές όσες και οι συνολικές εικόνες προς εκπαίδευση και στήλες όσες και οι οπτικές λέξεις του λεξικού για το οποίο φτιάχνω τα δεδομένα. Παράλληλα, για κάθε ιστόγραμμα εικόνας που αποθηκεύω στον πίνακα bow_descs, αποθηκεύω και τη διεύθυνσή της σε μία λίστα με τις ήδη υπάρχουσες διευθύνσεις (img_paths.append(path)) έτσι ώστε να υπάρχει αντιστοίχηση μεταξύ ιστογράμματος και διεύθυνσης βάση δείκτη πίνακα, το οποίο θα μου είναι χρήσιμο σε επόμενο βήμα.</text:p>
      <text:list xml:id="list8545592629981774405" text:style-name="L2">
        <text:list-item>
          <text:p text:style-name="P12"><text:span text:style-name="T9">images_histogram(vocabulary, img, kp)</text:span>:</text:p>
        </text:list-item>
      </text:list>
      <text:p text:style-name="P5">Εκτελεί το κομμάτι δημιουργίας ιστογράμματος της προηγούμενης συνάρτησης. Έχοντας το λεξικό έστω 50 οπτικών λέξεων είναι σαν να έχω μια εικόνα με <text:s/>50 keypoints (πίνακας (50,128)) και καλούμαι να βρω τα ταιριάσματα (matches) της εικόνας μου με <text:s/>το λεξικό. Βρίσκω του περιγραφείς(descriptors) της εικόνας μου μέσω SIFT. Έπειτα, με το αντικείμενο BFMatcher ταιριάζω κάθε κάθε keypoint της εικόνας με ένα keypoint του λεξικού ή αλλιώς με ένα κέντρο cluster ή αλλιώς με ένα code word. Κάθε keypoint εικόνας θα έχει συνταιριαστεί σίγουρα με κάποιο code word, κάθε code word όμως δεν είναι απαραίτητο να έχει βρει ταίριασμα. Το αποτέλεσμα είναι ένας πίνακας με αντικείμενα τύπου Dmatch <text:s/>με μεταβλητές όπως το .trainIdx και το .queryIdx. Με ενδιαφέρει το .trainIdx. Έχω δημιουργήσει εξ αρχής έναν πίνακα με στήλες όσες οι οπτικές λέξεις (τα οποία είναι ουσιαστικά ο αριθμός των bins του ιστογράμματος) έστω hist και για κάθε match εξετάζω το .trainIdx το οποίο θα έχει τιμές από 0-49 (για το παράδειγμα μου) και προσαυξάνω το αντίστοιχο index του hist κατά 1 υποδηλώνοντας την εμφάνιση του συγκεκριμένου code word στα ταιριάσματα. Μετά το πέρας αυτής της διαδικασίας έχω ένα ιστόγραμμα το οποίο μου δείχνει την συχνότητα ή το πόσες φορές έγινε ταίριασμα με μια συγκεκριμένη οπτική λέξη. Τέλος, διαιρώ όλες τις τιμές τού ιστογράμματος με το πλήθος των keypoint για να έχω μια κανονικοποιημένη μορφή(L1-norm), το οποίο είναι το το αποτέλεσμα της συνάρτησης.</text:p>
      <text:p text:style-name="P5"/>
      <text:p text:style-name="P5"/>
      <text:p text:style-name="P2">2Create_test_index.py.</text:p>
      <text:p text:style-name="P2"/>
      <text:p text:style-name="P1">Φορτώνω τα λεξικά από τον φάκελο vocabulary,τα οποία έχω αποθηκεύσει σε προηγούμενο βήμα, υπολογίζω μέσω της index_creator_test, (μιας υλοποίησης όπως η <text:soft-page-break/>index_creator με την διαφορά ότι αντί να έχω σαν δεύτερη τιμή επιστροφής ολόκληρο το path της εικόνας, έχω μόνο το την ετικέτα της κάθε εικόνας) τους πίνακες των ιστογραμμάτων και τις ετικέτες των αντίστοιχων(hist_names) εικόνων για κάθε vocabulary με διαφορετικό αριθμό οπτικών λέξεων και αποθηκεύω αυτά τα δεδομένα στον φάκελο index_train. Το hist_names αρκεί να το υπολογίσω μία φορά αφού η διαφορά των ιστογραμμάτων είναι στις στήλες ενώ οι σειρές παραμένουν ίδιες και η αντιστοίχηση γίνεται ανά σειρά.</text:p>
      <text:p text:style-name="P1"><text:s/></text:p>
      <text:p text:style-name="P1"/>
      <text:p text:style-name="P2">3KNN-manual.py, Αλγόριθμος KNN και αξιολόγησή του.</text:p>
      <text:p text:style-name="P2"/>
      <text:p text:style-name="P1">Σε αυτό το αρχείο εκτελώ τα ζητήματα 3α, με την συνάρτηση knn() και μέρος του 4, με την συνάρτηση knn_train_validate(). Στον <text:span text:style-name="T1">KNN </text:span>τα δεδομένα εκπαίδευσης τοποθετούνται στον χώρο περιγραφέα. Το δείγμα πρός πρόβλεψη, τοποθετείται στον ίδιο χώρο και παίρνει την τιμή που έχει η πλειοψηφία των Κ κοντινότερων γειτώνων του.</text:p>
      <text:list xml:id="list3171771806068034977" text:style-name="L3">
        <text:list-item>
          <text:p text:style-name="P13"><text:span text:style-name="T9">knn(train_hists, responses, test_hist, k)</text:span>:</text:p>
        </text:list-item>
      </text:list>
      <text:p text:style-name="P1">Ως ορίσματα έχω τα δεδομένα προς εκπαίδευση με τις αντίστοιχες τιμές τους, το ιστόγραμμα τις εικόνας για την οποία θέλω να προβλέψω την κλάση και τον αριθμό των κοντινότερων 'γειτόνων' Κ που να λάβω υπ όψιν. Βρίσκω την ευκλείδεια απόσταση τις εικόνας test_hist με όλες τις εικόνες εκπαίδευσης train_hist, δηλαδή, αφαιρώ το κάθε bin του ιστογράμματος προς πρόβλεψη με το αντίστοιχο όλων των δεδομένων εκπαίδευσης, υψώνω το αποτέλεσμα στο τετράγωνο και προσθέτω κάθε το αποτέλεσμα της αφαίρεσης για κάθε ιστόγραμμα εικόνας. Θα έχω δηλαδή, έναν πίνακα με σειρές όσες οι εικόνες προς εκπαίδευση και μία στήλη, την ευκλείδεια απόσταση. Έπειτα αποσπώ τους δείκτες του πίνακα που θα ταξινομούσαν τον πίνακα σε αύξουσα σειρά, δηλαδή τις εικόνες με τις οποίες έχει η test_hist την μικρότερη απόσταση και βάση αυτών των δεικτών επιλέγω την τιμή των πρώτων Κ από αυτές απο τον αντίστοιχο πίνακα <text:span text:style-name="T1">responses</text:span>. Εξετάζω ποία από τις τιμές εμφανίζεται πιο συχνά μέσω της συνάρτησης Counter της βιβλιοθήκης collections και αυτή η τιμή είναι το αποτέλεσμά μου. Χρησιμοποίησα το Counter αντί της συνάρτησης unique της numpy λόγο μικρού πλεονεκτήματος στην ταχύτητα.</text:p>
      <text:list xml:id="list8932310049602879561" text:style-name="L4">
        <text:list-item>
          <text:p text:style-name="P14"><text:span text:style-name="T9">knn_train_validate(train_path, responses, test_path, labels)</text:span>:</text:p>
        </text:list-item>
      </text:list>
      <text:p text:style-name="P1">Δίνω στην συνάρτηση την διεύθυνση των αποθηκευμένων ιστογραμμάτων για εκπαίδευση και τις αντίστοιχες τιμές αυτών, την διεύθυνση των ιστογραμμάτων για αξιολόγηση και <text:s/>ομοίως τις πραγματικές τιμές τους. Μέσω επαναληπτικών δομών ελέγχω την ακρίβεια του μοντέλου μου για τιμές K=[5, 10, 50, 100, 200, 500] και εκτυπώνω στην κονσόλα το αποτέλεσμα.</text:p>
      <text:p text:style-name="P1">Στο κύριο μέρος του αρχείου μετατρέπω την διεύθυνση των εικόνων σε έναν αριθμό 0-5 για τις 6 διαφορετικές κλάσεις που έχω ανάλογα με το ποια αντιπροσωπεύει η κάθε εικόνα, ο οποίος μάλιστα, αντιστοιχείται και ως δείκτης στον πίνακα labalnames, έτσι ώστε να υπάρχει η συσχέτιση μεταξύ ίδιων αντικειμένων. Με μία επανάληψη τρέχω την knn_train_validate() για όλες τις διαφορετικές τιμές των οπτικών λέξεων, βάση αρχείων που δημιούργησα πιο πριν.</text:p>
      <text:p text:style-name="P1"/>
      <text:p text:style-name="P1"/>
      <text:p text:style-name="P10">4SVM.py, Σχήμα SVM-ταξινομητών και αξιολόγησή του.</text:p>
      <text:p text:style-name="P10"><text:soft-page-break/></text:p>
      <text:p text:style-name="Standard"><text:span text:style-name="T6">Αρχικά, φορτώνω το αρχείο img_paths και το χρησιμοποιώ για να ορίσω τα της ετικέτες των εικόνων μου. Ο SVM ταξινομητής είναι ιδανικός για τον διαχωρισμό 2 κλάσεων. </text:span><text:span text:style-name="T4">Ο τρόπος που το πετυχένει ειναι τοποθετόντας τα δεδομένα εκπαίδευσης στον χώρο περιγραφέα και διαχωρίζοντας τα με ενα κενό (όσο πιο μεγάλο γίνεται) ανάλογα σε ποιά απο τις 2 κατήγορίες ανήκουν</text:span><text:span text:style-name="T6">. </text:span><text:span text:style-name="T4">Έτσι κάθε νέο δείγμα εντάσεται στον χώρο αυτό και η τιμή πρόβλεψης είναι η τιμή την οποία έχουν τα δεδομένα σε αυτήν την πλευρά του διαχωριστικού κενόυ.</text:span><text:span text:style-name="T6"> Για να υλοποιήσω διαχωρισμό 6 κλάσεων που απαιτεί το πρόβλημά μου πρέπει να εκπαιδεύσω 6 SVM ταξινομητές όπου ο κάθε ένας θα διαχωρίζει την μία κλάση από όλες τις άλλες. Ουσιαστικά θα μου δείχνει αν η εικόνα μου ανήκει σε μια κλάση η αν δεν ανήκει , σε αντίθεση με τον KNN όπου πάντα θα προβλέψει μία κλάση στην οποία νομίζει ότι ανήκει. Το αποτέλεσμα της τελικής πρόβλεψης θα είναι αυτό που δείχνει ο ταξινομητής με το μεγαλύτερο σκορ(το πιο αρνητικό). Αφού δημιουργήσω λοιπόν ,τις ετικέτες μου, με τιμές 1 για την κλάση προς πρόβλεψη και 0 για όλες τις άλλες κλάσεις, τρέχω την συνάρτηση svm_train_test() για όλους τους συνδυασμούς kernel και bag of words.</text:span></text:p>
      <text:list xml:id="list8399848297303606357" text:style-name="L5">
        <text:list-item>
          <text:p text:style-name="P15"><text:span text:style-name="T9">svm_train_test(train_hist_path, kernel_type, hist_test_path)</text:span>:</text:p>
        </text:list-item>
      </text:list>
      <text:p text:style-name="Standard"><text:span text:style-name="T5">Δ</text:span><text:span text:style-name="T7">ημιουργώ</text:span><text:span text:style-name="T6"> 6 διαφορετικούς svm ταξινομητές, έναν για κάθε κλάση και τους εκπαιδεύω με τα ίδια ιστογράμματα εικόνων (train_hist_path), αλλά με διαφορετική ετικέτα για τον κάθε ταξινομήτή ανάλογα το τι πρέπει να ταξινομεί. Παράδειγμα, εκπαιδέυω τον svmfigher, ταξινομητής που προβλέπει εάν περιέχει η εικόνα μου fighter-jet ή όχι, με τα γνωστά δεδομένα εκπαίδευσης άλλα με την ετικέτα που περιέχει 1 μόνο για τις εικόνες που περιέχουν όντως <text:s/>fighter-jet και 0 για τις υπόλοιπες. Έπειτα εισάγω τα δεδομένα προς αξιολόγηση και για κάθε εικόνα ελέγχω το αποτέλεσμα του κάθε ταξινομητή(ένας αριθμός/score, αρνητικό αν πρόβλεψε την κλάση για την οποία εκπαιδεύτηκε θετικό εάν πρόβλεψε το αντίθετο), το οποίο εισάγω σε ένα πίνακα που έχει αντιστοίχηση με τον πίνακα labelnames. Από εκεί μέσω της np.argmin παίρνω το πιο αρνητικό score που το χρησιμοποιώ ως τελική πρόβλεψη και το συγκρίνω με την πραγματική τιμή/όνομα τις εικόνας που αξιολόγησα. Για κάθε εικόνα αποθηκεύω εάν το σχήμα μου πρόβλεψε σωστά ή όχι μέσω True/False τιμών και έχω το τελικό ποσοστό αθροίζοντας τις τιμές True και διαιρώντας με το πλήθος των συνολικών τιμών. Εκτυπώνω στην κονσόλα το ποσοστό που αντιστοιχεί για το δεδομένο kernel και bag of words.</text:span></text:p>
      <text:p text:style-name="P3"/>
      <text:p text:style-name="P4"><text:span text:style-name="T2">Η επι μέρους διαφοροποίηση των αποτελεσμάτων της υλοποίησης του </text:span><text:span text:style-name="T3">KNN </text:span><text:span text:style-name="T2">συκριτικά με την συνάρτηση της </text:span><text:span text:style-name="T3">opencv, </text:span><text:span text:style-name="T2">εικάζω πως οφείλεται στην επιλογή της κλάσης στην περίπτωση που υπάρχει ίσο πλήθος </text:span><text:span text:style-name="T3">K </text:span><text:span text:style-name="T2">γειτώνων που ανήκουν σε 2 διαφορετικές κλάσεις οπότε το τελικό αποτέλεσμα δίνεται τυχαία(η ισως και βάση του ονόματος της κλάσης). </text:span></text:p>
      <text:p text:style-name="P1"/>
      <text:p text:style-name="P4"><text:span text:style-name="T2">Για τα συγκεκριμένα δεδομένα η μεγαλήτερη ακρίβεια του </text:span><text:span text:style-name="T3">KNN </text:span><text:span text:style-name="T2">ηταν 58.1% για </text:span><text:span text:style-name="T3">bag of words = </text:span><text:span text:style-name="T2">10</text:span><text:span text:style-name="T3"> </text:span><text:span text:style-name="T2">όπως και για </text:span><text:span text:style-name="T3">bag of words </text:span><text:span text:style-name="T2">= </text:span><text:span text:style-name="T3">100 </text:span><text:span text:style-name="T2">και 50 κοντινότερους γείτονες</text:span><text:span text:style-name="T3"> </text:span><text:span text:style-name="T2">και για το σχήμα </text:span><text:span text:style-name="T3">SVM </text:span><text:span text:style-name="T2">ηταν 80.6% για </text:span><text:span text:style-name="T3">kernel type: Poly </text:span><text:span text:style-name="T2">και </text:span><text:span text:style-name="T3">bag of words = </text:span><text:span text:style-name="T2">20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3M1S</meta:editing-duration>
    <meta:editing-cycles>143</meta:editing-cycles>
    <meta:generator>OpenOffice/4.1.6$Win32 OpenOffice.org_project/416m1$Build-9790</meta:generator>
    <dc:date>2019-12-22T14:35:13.51</dc:date>
    <meta:document-statistic meta:table-count="0" meta:image-count="0" meta:object-count="0" meta:page-count="4" meta:paragraph-count="35" meta:word-count="1721" meta:character-count="11336"/>
    <meta:user-defined meta:name="Info 1"/>
    <meta:user-defined meta:name="Info 2"/>
    <meta:user-defined meta:name="Info 3"/>
    <meta:user-defined meta:name="Info 4"/>
  </office:meta>
</office:document-meta>
</file>